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
  <office:body>
    <office:text>
      <text:h text:outline-level="1" text:style-name="Heading_1" text:is-list-header="true">Base de datos gestcines</text:h>
      <text:h text:outline-level="2" text:style-name="Heading_2" text:is-list-header="true">Estructura de tabla para la tabla usuarios</text:h>
      <table:table table:name="usuarios_data">
        <table:table-column table:number-columns-repeated="5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usuario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varchar(1)</text:p>
          </table:table-cell>
          <table:table-cell office:value-type="string">
            <text:p>No</text:p>
          </table:table-cell>
          <table:table-cell office:value-type="string">
            <text:p>A</text:p>
          </table:table-cell>
          <table:table-cell office:value-type="string">
            <text:p/>
          </table:table-cell>
        </table:table-row>
        <table:table-row>
          <table:table-cell office:value-type="string">
            <text:p>puntos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regentrad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regpalomitas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structura de tabla para la tabla usuarios</text:h>
      <table:table table:name="usuarios_data">
        <table:table-column table:number-columns-repeated="5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usuario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varchar(1)</text:p>
          </table:table-cell>
          <table:table-cell office:value-type="string">
            <text:p>No</text:p>
          </table:table-cell>
          <table:table-cell office:value-type="string">
            <text:p>A</text:p>
          </table:table-cell>
          <table:table-cell office:value-type="string">
            <text:p/>
          </table:table-cell>
        </table:table-row>
        <table:table-row>
          <table:table-cell office:value-type="string">
            <text:p>puntos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regentrad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regpalomitas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3.4.10.1deb1</meta:generator>
    <meta:initial-creator>phpMyAdmin 3.4.10.1deb1</meta:initial-creator>
    <meta:creation-date>2012-11-21T16:27:51</meta:creation-date>
  </office:meta>
</office:document-meta>
</file>